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29cm" fo:min-width="4.262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2.29cm" fo:min-width="3.537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2.29cm" fo:min-width="2.68cm"/>
      <style:paragraph-properties style:writing-mode="lr-tb"/>
    </style:style>
    <style:style style:name="gr4" style:family="graphic" style:parent-style-name="standard">
      <style:graphic-properties draw:fill-color="#72cfca" draw:textarea-horizontal-align="justify" draw:textarea-vertical-align="middle" draw:auto-grow-height="false" fo:min-height="1.465cm" fo:min-width="2.675cm"/>
      <style:paragraph-properties style:writing-mode="lr-tb"/>
    </style:style>
    <style:style style:name="gr5" style:family="graphic" style:parent-style-name="standard">
      <style:graphic-properties svg:stroke-opacity="30%" draw:fill-color="#72cfca" draw:opacity="90%" draw:textarea-horizontal-align="justify" draw:textarea-vertical-align="middle" draw:auto-grow-height="false" fo:min-height="1.465cm" fo:min-width="2.675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2.29cm" fo:min-width="2.995cm"/>
      <style:paragraph-properties style:writing-mode="lr-tb"/>
    </style:style>
    <style:style style:name="gr7" style:family="graphic" style:parent-style-name="standard">
      <style:graphic-properties svg:stroke-color="#000000" draw:fill-color="#d76b69" draw:textarea-horizontal-align="justify" draw:textarea-vertical-align="middle" draw:auto-grow-height="false" fo:min-height="1.045cm" fo:min-width="13.241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72cfca"/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2pt"/>
    </style:style>
    <style:style style:name="P4" style:family="paragraph">
      <loext:graphic-properties draw:fill-color="#72cfca"/>
      <style:paragraph-properties fo:text-align="center"/>
      <style:text-properties fo:font-size="12pt"/>
    </style:style>
    <style:style style:name="P5" style:family="paragraph">
      <style:paragraph-properties fo:margin-left="0cm" fo:margin-right="0.152cm" fo:margin-top="0cm" fo:margin-bottom="0cm" fo:line-height="100%" fo:text-align="center" fo:text-indent="0cm"/>
      <style:text-properties fo:font-size="12pt"/>
    </style:style>
    <style:style style:name="P6" style:family="paragraph">
      <style:paragraph-properties fo:margin-left="0cm" fo:margin-right="0.152cm" fo:text-align="center" fo:text-indent="0cm"/>
      <style:text-properties fo:font-size="12pt"/>
    </style:style>
    <style:style style:name="P7" style:family="paragraph">
      <loext:graphic-properties draw:fill-color="#72cfca" draw:opacity="90%"/>
      <style:paragraph-properties fo:margin-left="0cm" fo:margin-right="0.152cm" fo:text-align="center" fo:text-indent="0cm"/>
      <style:text-properties fo:font-size="12pt"/>
    </style:style>
    <style:style style:name="P8" style:family="paragraph">
      <style:paragraph-properties fo:text-align="center"/>
      <style:text-properties fo:font-weight="bold"/>
    </style:style>
    <style:style style:name="P9" style:family="paragraph">
      <loext:graphic-properties draw:fill-color="#d76b69"/>
      <style:paragraph-properties fo:text-align="center"/>
      <style:text-properties fo:font-weight="bold"/>
    </style:style>
    <style:style style:name="P10" style:family="paragraph"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762cm" svg:height="2.54cm" svg:x="1.505cm" svg:y="2.905cm">
          <text:p text:style-name="P1">Vorarbeit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037cm" svg:height="2.54cm" svg:x="11.105cm" svg:y="2.905cm">
          <text:p text:style-name="P1">Recherch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762cm" svg:height="2.54cm" svg:x="16.04cm" svg:y="2.905cm">
          <text:p text:style-name="P1">Durchführung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18cm" svg:height="2.54cm" svg:x="21.405cm" svg:y="2.905cm">
          <text:p text:style-name="P1">Kontrolle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175cm" svg:height="1.715cm" svg:x="2.14cm" svg:y="6.397cm">
          <text:p text:style-name="P1"><text:span text:style-name="T1">Zieldefini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175cm" svg:height="1.715cm" svg:x="2.14cm" svg:y="8.397cm">
          <text:p text:style-name="P3">Team organisieren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175cm" svg:height="1.715cm" svg:x="2.14cm" svg:y="10.397cm">
          <text:p text:style-name="P5"><text:span text:style-name="T2">Werkzeuge aussuchen</text:span></text:p>
          <text:p text:style-name="P5"><text:span text:style-name="T2">(GIT, Mngt)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3.175cm" svg:height="1.715cm" svg:x="11.44cm" svg:y="6.397cm">
          <text:p text:style-name="P6">Lösung eroieren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3.175cm" svg:height="1.715cm" svg:x="11.44cm" svg:y="8.397cm">
          <text:p text:style-name="P6">Literatur MC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3.175cm" svg:height="1.715cm" svg:x="11.44cm" svg:y="10.397cm">
          <text:p text:style-name="P6">Programmiesprache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3.175cm" svg:height="1.715cm" svg:x="16.64cm" svg:y="8.497cm">
          <text:p text:style-name="P6">Design</text:p>
          <text:p text:style-name="P6">Prototype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3.175cm" svg:height="1.715cm" svg:x="16.64cm" svg:y="14.497cm">
          <text:p text:style-name="P6">Coding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3.175cm" svg:height="1.715cm" svg:x="16.64cm" svg:y="12.497cm">
          <text:p text:style-name="P6">Daten</text:p>
          <text:p text:style-name="P6">einpflegen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3.175cm" svg:height="1.715cm" svg:x="16.64cm" svg:y="10.497cm">
          <text:p text:style-name="P6">Datenbank</text:p>
          <text:p text:style-name="P6">einrichten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3.175cm" svg:height="1.715cm" svg:x="21.44cm" svg:y="6.397cm">
          <text:p text:style-name="P6">Testing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3.175cm" svg:height="1.715cm" svg:x="21.44cm" svg:y="8.397cm">
          <text:p text:style-name="P6">Rücksprache mit</text:p>
          <text:p text:style-name="P6">Stakeholdern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3.175cm" svg:height="1.715cm" svg:x="11.44cm" svg:y="12.397cm">
          <text:p text:style-name="P6">Franework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3.495cm" svg:height="2.54cm" svg:x="25.105cm" svg:y="2.905cm">
          <text:p text:style-name="P1">Abschluss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3.175cm" svg:height="1.715cm" svg:x="25.34cm" svg:y="8.397cm">
          <text:p text:style-name="P6">Präsentation</text:p>
          <text:p text:style-name="P6">erstellen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3.175cm" svg:height="1.715cm" svg:x="25.34cm" svg:y="10.397cm">
          <text:p text:style-name="P5"><text:span text:style-name="T2">Präsentation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3.175cm" svg:height="1.715cm" svg:x="25.34cm" svg:y="12.397cm">
          <text:p text:style-name="P6">Übergabe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3.175cm" svg:height="1.715cm" svg:x="25.34cm" svg:y="14.397cm">
          <text:p text:style-name="P6">Abschluss</text:p>
          <text:p text:style-name="P6">Meeting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3.175cm" svg:height="1.715cm" svg:x="16.64cm" svg:y="6.397cm">
          <text:p text:style-name="P6">Daten</text:p>
          <text:p text:style-name="P6">verarbeiten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13.741cm" svg:height="1.295cm" svg:x="7.667cm" svg:y="1.2cm">
          <text:p text:style-name="P8">Micro Credentials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3.175cm" svg:height="1.715cm" svg:x="16.64cm" svg:y="16.497cm">
          <text:p text:style-name="P6">Doku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3.175cm" svg:height="1.715cm" svg:x="11.44cm" svg:y="14.397cm">
          <text:p text:style-name="P6">Wissens-aneignung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18cm" svg:height="2.54cm" svg:x="7.105cm" svg:y="2.905cm">
          <text:p text:style-name="P10">Planung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3.175cm" svg:height="1.715cm" svg:x="7.14cm" svg:y="6.397cm">
          <text:p text:style-name="P6">PSP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3.175cm" svg:height="1.715cm" svg:x="7.14cm" svg:y="8.397cm">
          <text:p text:style-name="P6">Kririscher</text:p>
          <text:p text:style-name="P6">Pfad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3.175cm" svg:height="1.715cm" svg:x="7.112cm" svg:y="10.425cm">
          <text:p text:style-name="P6">Zeitplanung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3.175cm" svg:height="1.715cm" svg:x="7.14cm" svg:y="12.397cm">
          <text:p text:style-name="P6">Ressourcen</text:p>
          <text:p text:style-name="P6">Planung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3.175cm" svg:height="1.715cm" svg:x="21.44cm" svg:y="10.397cm">
          <text:p text:style-name="P6">Jour fixe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3.175cm" svg:height="1.715cm" svg:x="25.34cm" svg:y="6.397cm">
          <text:p text:style-name="P6">Reflektion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4-26T13:17:09.823608205</meta:creation-date>
    <dc:date>2023-04-26T14:01:48.153639629</dc:date>
    <meta:editing-duration>PT44M20S</meta:editing-duration>
    <meta:editing-cycles>38</meta:editing-cycles>
    <meta:generator>LibreOffice/7.3.7.2$Linux_X86_64 LibreOffice_project/30$Build-2</meta:generator>
    <meta:document-statistic meta:object-count="33"/>
  </office:meta>
</office:document-meta>
</file>